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" svg:font-family="Raleway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normal" style:text-underline-mode="continuous" style:text-overline-mode="continuous" style:text-line-through-mode="continuous" style:font-size-asian="12.25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 style:list-style-name="L2">
      <style:paragraph-properties fo:margin-top="0cm" fo:margin-bottom="0cm" fo:text-align="justify" style:justify-single-word="false" fo:orphans="2" fo:widows="2" fo:padding="0cm" fo:border="none"/>
    </style:style>
    <style:style style:name="T1" style:family="text">
      <style:text-properties fo:font-variant="normal" fo:text-transform="none" fo:color="#000000" style:font-name="Arial" fo:font-size="14pt" fo:letter-spacing="normal" fo:font-style="normal" style:text-underline-style="none" fo:font-weight="normal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Arial" fo:font-size="14pt" fo:letter-spacing="normal" fo:font-style="normal" style:text-underline-style="none" fo:font-weight="normal" style:text-underline-mode="continuous" style:text-overline-mode="continuous" style:text-line-through-mode="continuous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Arial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size-asian="12.25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<text:s/>1.5 <text:s/>PARTE <text:s/>2 <text:s/>TIPOS <text:s/>DE <text:s/>MEMORIAS <text:s/>DE <text:s/>UN <text:s/>PC</text:p>
      <text:p text:style-name="P2"/>
      <text:p text:style-name="P2"/>
      <text:p text:style-name="P3">Dentro de las memorias RAM existen distintos tipos de tecnologías que se diferencian principalmente por <text:s/>su velocidad de acceso y forma física. Entre ellas encontramos: VRAM, DRAM, SDRAM y RDRAM.</text:p>
      <text:p text:style-name="P3"/>
      <text:p text:style-name="P3"/>
      <text:list xml:id="list1350017145" text:style-name="L1">
        <text:list-item>
          <text:p text:style-name="P4"><text:span text:style-name="T6">VRAM</text:span><text:span text:style-name="T2"> (Video Random Access Memory): </text:span><text:span text:style-name="T3">es un tipo de memoria específicamente diseñada para su uso en soluciones gráficas, y juega un papel muy similar al de la RAM principal. Suele formar parte tanto de las GPUs externas como de las GPUs integradas en el procesador.</text:span></text:p>
        </text:list-item>
      </text:list>
      <text:list xml:id="list861187806" text:style-name="L2">
        <text:list-item>
          <text:p text:style-name="P5"><text:span text:style-name="Strong_20_Emphasis"><text:span text:style-name="T5">DRAM</text:span></text:span><text:span text:style-name="Strong_20_Emphasis"><text:span text:style-name="T1"> (Dynamyc Random Acces Memory): Se trata de uno de los tipos de memorias más económicas</text:span></text:span><text:span text:style-name="T1">, aunque su mayor desventaja está relacionada con la velocidad de proceso, ya que es una de las más lentas, lo que ha llevado a los fabricantes a modificar su tecnología para ofrecer un producto mejor.</text:span></text:p>
        </text:list-item>
        <text:list-item>
          <text:p text:style-name="P6"><text:span text:style-name="Strong_20_Emphasis"><text:span text:style-name="T7">SDRAM</text:span></text:span><text:span text:style-name="T4">:derivada de la primera, </text:span><text:span text:style-name="Strong_20_Emphasis"><text:span text:style-name="T4">gracias a este tipo de memoria se lograron agilizar notablemente los procesos</text:span></text:span><text:span text:style-name="T4">, ya que puede funcionar a la misma velocidad que la placa base a la que se encuentra incorporada.</text:span></text:p>
        </text:list-item>
        <text:list-item>
          <text:p text:style-name="P6"><text:span text:style-name="T7">RDRAM</text:span><text:span text:style-name="T3">: es una de las más costosas debido a su complejidad de fabricación, y sólo se utilizan en p</text:span><text:span text:style-name="Strong_20_Emphasis"><text:span text:style-name="T3">rocesadores grandes, tales como los </text:span></text:span><text:span text:style-name="Strong_20_Emphasis"><text:span text:style-name="T8">Pentium</text:span></text:span><text:span text:style-name="Strong_20_Emphasis"><text:span text:style-name="T3"> IV y superiores.</text:span>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Raleway" svg:font-family="Raleway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31:56.678352163</meta:creation-date>
    <dc:date>2019-10-09T18:36:05.128352234</dc:date>
    <meta:editing-duration>PT1H39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01" meta:character-count="1172" meta:non-whitespace-character-count="971"/>
  </office:meta>
</office:document-meta>
</file>